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956c" officeooo:paragraph-rsid="0010956c"/>
    </style:style>
    <style:style style:name="P2" style:family="paragraph" style:parent-style-name="Text_20_body">
      <style:text-properties officeooo:rsid="00192385" officeooo:paragraph-rsid="00192385"/>
    </style:style>
    <style:style style:name="P3" style:family="paragraph" style:parent-style-name="Text_20_body">
      <style:text-properties officeooo:rsid="0019c27e" officeooo:paragraph-rsid="0019c27e"/>
    </style:style>
    <style:style style:name="P4" style:family="paragraph" style:parent-style-name="Text_20_body">
      <style:text-properties officeooo:rsid="001b3a45" officeooo:paragraph-rsid="001b3a45"/>
    </style:style>
    <style:style style:name="P5" style:family="paragraph" style:parent-style-name="Text_20_body">
      <style:text-properties officeooo:rsid="001c77db" officeooo:paragraph-rsid="001c77db"/>
    </style:style>
    <style:style style:name="P6" style:family="paragraph" style:parent-style-name="Text_20_body">
      <style:text-properties officeooo:rsid="001d064f" officeooo:paragraph-rsid="001d064f"/>
    </style:style>
    <style:style style:name="P7" style:family="paragraph" style:parent-style-name="Text_20_body">
      <style:text-properties officeooo:rsid="001eb79a" officeooo:paragraph-rsid="001eb79a"/>
    </style:style>
    <style:style style:name="P8" style:family="paragraph" style:parent-style-name="Text_20_body">
      <style:text-properties officeooo:rsid="001fc84a" officeooo:paragraph-rsid="001fc84a"/>
    </style:style>
    <style:style style:name="P9" style:family="paragraph" style:parent-style-name="Text_20_body">
      <style:text-properties officeooo:rsid="001fea36" officeooo:paragraph-rsid="001fea36"/>
    </style:style>
    <style:style style:name="P10" style:family="paragraph" style:parent-style-name="Text_20_body">
      <style:text-properties officeooo:rsid="0020216c" officeooo:paragraph-rsid="0020216c"/>
    </style:style>
    <style:style style:name="P11" style:family="paragraph" style:parent-style-name="Text_20_body">
      <style:text-properties officeooo:rsid="0021636c" officeooo:paragraph-rsid="0021636c"/>
    </style:style>
    <style:style style:name="P12" style:family="paragraph" style:parent-style-name="Text_20_body">
      <style:text-properties officeooo:rsid="0023f836" officeooo:paragraph-rsid="0023f836"/>
    </style:style>
    <style:style style:name="P13" style:family="paragraph" style:parent-style-name="Text_20_body">
      <style:text-properties officeooo:rsid="00264d94" officeooo:paragraph-rsid="00264d94"/>
    </style:style>
    <style:style style:name="P14" style:family="paragraph" style:parent-style-name="Text_20_body">
      <style:text-properties officeooo:rsid="00295c85" officeooo:paragraph-rsid="00295c85"/>
    </style:style>
    <style:style style:name="P15" style:family="paragraph" style:parent-style-name="Text_20_body">
      <style:text-properties officeooo:rsid="00351985" officeooo:paragraph-rsid="00351985"/>
    </style:style>
    <style:style style:name="P16" style:family="paragraph" style:parent-style-name="Text_20_body">
      <style:text-properties officeooo:rsid="003e71f9" officeooo:paragraph-rsid="003e71f9"/>
    </style:style>
    <style:style style:name="P17" style:family="paragraph" style:parent-style-name="Title">
      <style:paragraph-properties fo:break-before="page"/>
    </style:style>
    <style:style style:name="P18" style:family="paragraph" style:parent-style-name="Standard">
      <style:text-properties officeooo:rsid="0023f836" officeooo:paragraph-rsid="0023f836" loext:padding="0.049cm" loext:border="0.06pt solid #e1e5eb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1">
      <style:text-properties officeooo:rsid="0010956c" officeooo:paragraph-rsid="0010956c"/>
    </style:style>
    <style:style style:name="P21" style:family="paragraph" style:parent-style-name="Text_20_body" style:list-style-name="L1">
      <style:text-properties officeooo:rsid="00121e8a" officeooo:paragraph-rsid="00121e8a"/>
    </style:style>
    <style:style style:name="P22" style:family="paragraph" style:parent-style-name="Text_20_body" style:list-style-name="L2">
      <style:text-properties officeooo:rsid="0012cf4a" officeooo:paragraph-rsid="0012cf4a"/>
    </style:style>
    <style:style style:name="P23" style:family="paragraph" style:parent-style-name="Text_20_body" style:list-style-name="L3">
      <style:text-properties officeooo:rsid="0012cf4a" officeooo:paragraph-rsid="0012cf4a"/>
    </style:style>
    <style:style style:name="P24" style:family="paragraph" style:parent-style-name="Text_20_body" style:list-style-name="L4">
      <style:text-properties officeooo:rsid="0015a0eb" officeooo:paragraph-rsid="0015a0eb"/>
    </style:style>
    <style:style style:name="P25" style:family="paragraph" style:parent-style-name="Text_20_body" style:list-style-name="L4">
      <style:text-properties officeooo:rsid="00174141" officeooo:paragraph-rsid="00174141"/>
    </style:style>
    <style:style style:name="P26" style:family="paragraph" style:parent-style-name="Text_20_body" style:list-style-name="L4">
      <style:text-properties officeooo:rsid="00186e18" officeooo:paragraph-rsid="00186e18"/>
    </style:style>
    <style:style style:name="P27" style:family="paragraph" style:parent-style-name="Text_20_body" style:list-style-name="L5">
      <style:text-properties officeooo:rsid="00186e18" officeooo:paragraph-rsid="00186e18"/>
    </style:style>
    <style:style style:name="P28" style:family="paragraph" style:parent-style-name="Text_20_body" style:list-style-name="L7">
      <style:text-properties officeooo:rsid="00264d94" officeooo:paragraph-rsid="00264d94"/>
    </style:style>
    <style:style style:name="P29" style:family="paragraph" style:parent-style-name="Text_20_body" style:list-style-name="L7">
      <style:text-properties officeooo:rsid="0027f5d2" officeooo:paragraph-rsid="0027f5d2"/>
    </style:style>
    <style:style style:name="P30" style:family="paragraph" style:parent-style-name="Text_20_body" style:list-style-name="L7">
      <style:text-properties officeooo:rsid="00295c85" officeooo:paragraph-rsid="00295c85"/>
    </style:style>
    <style:style style:name="P31" style:family="paragraph" style:parent-style-name="Text_20_body" style:list-style-name="L8">
      <style:text-properties officeooo:rsid="00296972" officeooo:paragraph-rsid="00296972"/>
    </style:style>
    <style:style style:name="P32" style:family="paragraph" style:parent-style-name="Text_20_body" style:list-style-name="L9">
      <style:text-properties officeooo:rsid="0029a770" officeooo:paragraph-rsid="0029a770"/>
    </style:style>
    <style:style style:name="P33" style:family="paragraph" style:parent-style-name="Text_20_body" style:list-style-name="L9">
      <style:text-properties officeooo:rsid="002bf55f" officeooo:paragraph-rsid="002bf55f"/>
    </style:style>
    <style:style style:name="P34" style:family="paragraph" style:parent-style-name="Text_20_body" style:list-style-name="L9">
      <style:text-properties officeooo:rsid="002dd9f9" officeooo:paragraph-rsid="002dd9f9"/>
    </style:style>
    <style:style style:name="P35" style:family="paragraph" style:parent-style-name="Text_20_body" style:list-style-name="L9">
      <style:text-properties officeooo:rsid="002e3c51" officeooo:paragraph-rsid="002e3c51"/>
    </style:style>
    <style:style style:name="P36" style:family="paragraph" style:parent-style-name="Text_20_body" style:list-style-name="L9">
      <style:text-properties officeooo:rsid="0030c552" officeooo:paragraph-rsid="0030c552"/>
    </style:style>
    <style:style style:name="P37" style:family="paragraph" style:parent-style-name="Text_20_body" style:list-style-name="L9">
      <style:text-properties officeooo:rsid="003137b9" officeooo:paragraph-rsid="003137b9"/>
    </style:style>
    <style:style style:name="P38" style:family="paragraph" style:parent-style-name="Text_20_body" style:list-style-name="L9">
      <style:text-properties officeooo:rsid="0032d159" officeooo:paragraph-rsid="0032d159"/>
    </style:style>
    <style:style style:name="P39" style:family="paragraph" style:parent-style-name="Text_20_body" style:list-style-name="L10">
      <style:text-properties officeooo:rsid="00351985" officeooo:paragraph-rsid="00351985"/>
    </style:style>
    <style:style style:name="P40" style:family="paragraph" style:parent-style-name="Text_20_body" style:list-style-name="L10">
      <style:text-properties officeooo:rsid="003674b5" officeooo:paragraph-rsid="003674b5"/>
    </style:style>
    <style:style style:name="P41" style:family="paragraph" style:parent-style-name="Text_20_body" style:list-style-name="L10">
      <style:text-properties officeooo:rsid="0036e61d" officeooo:paragraph-rsid="0036e61d"/>
    </style:style>
    <style:style style:name="P42" style:family="paragraph" style:parent-style-name="Text_20_body" style:list-style-name="L10">
      <style:text-properties officeooo:rsid="00376c61" officeooo:paragraph-rsid="00376c61"/>
    </style:style>
    <style:style style:name="P43" style:family="paragraph" style:parent-style-name="Text_20_body" style:list-style-name="L10">
      <style:text-properties officeooo:rsid="003a5811" officeooo:paragraph-rsid="003a5811"/>
    </style:style>
    <style:style style:name="P44" style:family="paragraph" style:parent-style-name="Text_20_body" style:list-style-name="L11">
      <style:text-properties officeooo:rsid="003a5811" officeooo:paragraph-rsid="003a5811"/>
    </style:style>
    <style:style style:name="P45" style:family="paragraph" style:parent-style-name="Text_20_body" style:list-style-name="L11">
      <style:text-properties officeooo:rsid="003c9ecd" officeooo:paragraph-rsid="003c9ecd"/>
    </style:style>
    <style:style style:name="P46" style:family="paragraph" style:parent-style-name="Text_20_body" style:list-style-name="L12">
      <style:text-properties officeooo:rsid="0041c4c3" officeooo:paragraph-rsid="0041c4c3"/>
    </style:style>
    <style:style style:name="P47" style:family="paragraph" style:parent-style-name="Text_20_body" style:list-style-name="L12">
      <style:text-properties officeooo:rsid="004374dc" officeooo:paragraph-rsid="004374dc"/>
    </style:style>
    <style:style style:name="P48" style:family="paragraph" style:parent-style-name="Text_20_body" style:list-style-name="L12">
      <style:text-properties officeooo:rsid="00443a6e" officeooo:paragraph-rsid="00443a6e"/>
    </style:style>
    <style:style style:name="P49" style:family="paragraph" style:parent-style-name="Text_20_body" style:list-style-name="L12">
      <style:text-properties officeooo:rsid="00455aef" officeooo:paragraph-rsid="00455aef"/>
    </style:style>
    <style:style style:name="P50" style:family="paragraph" style:parent-style-name="Text_20_body" style:list-style-name="L13">
      <style:text-properties officeooo:rsid="00455aef" officeooo:paragraph-rsid="00455aef"/>
    </style:style>
    <style:style style:name="P51" style:family="paragraph" style:parent-style-name="Text_20_body" style:list-style-name="L13">
      <style:text-properties officeooo:rsid="0045ba40" officeooo:paragraph-rsid="0045ba40"/>
    </style:style>
    <style:style style:name="P52" style:family="paragraph" style:parent-style-name="Text_20_body" style:list-style-name="L13">
      <style:text-properties officeooo:rsid="00476373" officeooo:paragraph-rsid="00476373"/>
    </style:style>
    <style:style style:name="P53" style:family="paragraph" style:parent-style-name="Text_20_body" style:list-style-name="L13">
      <style:text-properties officeooo:rsid="0047eb64" officeooo:paragraph-rsid="0047eb64"/>
    </style:style>
    <style:style style:name="P54" style:family="paragraph" style:parent-style-name="Text_20_body" style:list-style-name="L14">
      <style:text-properties officeooo:rsid="004ad5a8" officeooo:paragraph-rsid="004ad5a8"/>
    </style:style>
    <style:style style:name="P55" style:family="paragraph" style:parent-style-name="Text_20_body" style:list-style-name="L14">
      <style:text-properties officeooo:rsid="004b4e27" officeooo:paragraph-rsid="004b4e27"/>
    </style:style>
    <style:style style:name="P56" style:family="paragraph" style:parent-style-name="Text_20_body" style:list-style-name="L14">
      <style:text-properties officeooo:rsid="004c551f" officeooo:paragraph-rsid="004c551f"/>
    </style:style>
    <style:style style:name="P57" style:family="paragraph" style:parent-style-name="Text_20_body">
      <style:text-properties officeooo:rsid="004c551f" officeooo:paragraph-rsid="004c551f"/>
    </style:style>
    <style:style style:name="P58" style:family="paragraph" style:parent-style-name="Text_20_body">
      <style:text-properties officeooo:rsid="004e95d7" officeooo:paragraph-rsid="004e95d7"/>
    </style:style>
    <style:style style:name="P59" style:family="paragraph" style:parent-style-name="Text_20_body" style:list-style-name="L15">
      <style:text-properties officeooo:rsid="004e95d7" officeooo:paragraph-rsid="004e95d7"/>
    </style:style>
    <style:style style:name="P60" style:family="paragraph" style:parent-style-name="Text_20_body" style:list-style-name="L15">
      <style:text-properties officeooo:rsid="004f4238" officeooo:paragraph-rsid="004f4238"/>
    </style:style>
    <style:style style:name="P61" style:family="paragraph" style:parent-style-name="Text_20_body" style:list-style-name="L16">
      <style:text-properties officeooo:rsid="004f4238" officeooo:paragraph-rsid="004f4238"/>
    </style:style>
    <style:style style:name="P62" style:family="paragraph" style:parent-style-name="Text_20_body" style:list-style-name="L16">
      <style:text-properties officeooo:rsid="00507e39" officeooo:paragraph-rsid="00507e39"/>
    </style:style>
    <style:style style:name="P63" style:family="paragraph" style:parent-style-name="Text_20_body">
      <style:text-properties officeooo:rsid="0050d1ae" officeooo:paragraph-rsid="0050d1ae"/>
    </style:style>
    <style:style style:name="P64" style:family="paragraph" style:parent-style-name="Text_20_body">
      <style:text-properties officeooo:rsid="005228ea" officeooo:paragraph-rsid="005228ea"/>
    </style:style>
    <style:style style:name="P65" style:family="paragraph" style:parent-style-name="Text_20_body">
      <style:text-properties officeooo:rsid="00553539" officeooo:paragraph-rsid="00553539"/>
    </style:style>
    <style:style style:name="P66" style:family="paragraph" style:parent-style-name="Text_20_body">
      <style:text-properties officeooo:rsid="0057a0b1" officeooo:paragraph-rsid="0057a0b1"/>
    </style:style>
    <style:style style:name="P67" style:family="paragraph" style:parent-style-name="Text_20_body">
      <style:text-properties officeooo:rsid="0057bbeb" officeooo:paragraph-rsid="0057bbeb"/>
    </style:style>
    <style:style style:name="P68" style:family="paragraph" style:parent-style-name="Text_20_body">
      <style:text-properties officeooo:rsid="0058617e" officeooo:paragraph-rsid="0058617e"/>
    </style:style>
    <style:style style:name="P69" style:family="paragraph" style:parent-style-name="Text_20_body">
      <style:text-properties officeooo:rsid="0059b1b2" officeooo:paragraph-rsid="0059b1b2"/>
    </style:style>
    <style:style style:name="P70" style:family="paragraph" style:parent-style-name="Text_20_body">
      <style:text-properties officeooo:rsid="005afa77" officeooo:paragraph-rsid="005afa77"/>
    </style:style>
    <style:style style:name="P71" style:family="paragraph" style:parent-style-name="Text_20_body">
      <style:text-properties officeooo:rsid="005ce0de" officeooo:paragraph-rsid="005ce0de"/>
    </style:style>
    <style:style style:name="P72" style:family="paragraph" style:parent-style-name="Text_20_body">
      <style:text-properties officeooo:rsid="005e1a27" officeooo:paragraph-rsid="005e1a27"/>
    </style:style>
    <style:style style:name="P73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74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T1" style:family="text">
      <style:text-properties officeooo:rsid="0012cf4a"/>
    </style:style>
    <style:style style:name="T2" style:family="text">
      <style:text-properties officeooo:rsid="00141f17"/>
    </style:style>
    <style:style style:name="T3" style:family="text">
      <style:text-properties officeooo:rsid="0019c27e"/>
    </style:style>
    <style:style style:name="T4" style:family="text">
      <style:text-properties fo:color="#e83e8c" style:font-name="SFMono-Regular" fo:font-size="10.5pt" loext:padding="0.049cm" loext:border="0.06pt solid #e1e5eb"/>
    </style:style>
    <style:style style:name="T5" style:family="text">
      <style:text-properties loext:padding="0.049cm" loext:border="0.06pt solid #e1e5eb"/>
    </style:style>
    <style:style style:name="T6" style:family="text">
      <style:text-properties officeooo:rsid="0027f5d2"/>
    </style:style>
    <style:style style:name="T7" style:family="text">
      <style:text-properties officeooo:rsid="002a70b6"/>
    </style:style>
    <style:style style:name="T8" style:family="text">
      <style:text-properties officeooo:rsid="002da300"/>
    </style:style>
    <style:style style:name="T9" style:family="text">
      <style:text-properties officeooo:rsid="002fdb3a"/>
    </style:style>
    <style:style style:name="T10" style:family="text">
      <style:text-properties officeooo:rsid="003674b5"/>
    </style:style>
    <style:style style:name="T11" style:family="text">
      <style:text-properties officeooo:rsid="0038d2a3"/>
    </style:style>
    <style:style style:name="T12" style:family="text">
      <style:text-properties officeooo:rsid="003a7b92"/>
    </style:style>
    <style:style style:name="T13" style:family="text">
      <style:text-properties officeooo:rsid="003c5d34"/>
    </style:style>
    <style:style style:name="T14" style:family="text">
      <style:text-properties officeooo:rsid="00497f3d"/>
    </style:style>
    <style:style style:name="T15" style:family="text">
      <style:text-properties officeooo:rsid="0049de09"/>
    </style:style>
    <style:style style:name="T16" style:family="text">
      <style:text-properties officeooo:rsid="005274c2"/>
    </style:style>
    <style:style style:name="T17" style:family="text">
      <style:text-properties officeooo:rsid="00538d75"/>
    </style:style>
    <style:style style:name="T18" style:family="text">
      <style:text-properties officeooo:rsid="0054fef2"/>
    </style:style>
    <style:style style:name="T19" style:family="text">
      <style:text-properties officeooo:rsid="00558e60"/>
    </style:style>
    <style:style style:name="T20" style:family="text">
      <style:text-properties officeooo:rsid="005738ef"/>
    </style:style>
    <style:style style:name="T21" style:family="text">
      <style:text-properties officeooo:rsid="005861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5: JavaScript: DOM, eventos e web storage</text:p>
      <text:p text:style-name="P1">16/11/2021</text:p>
      <text:p text:style-name="P1">DOM → document object model</text:p>
      <text:h text:style-name="Heading_20_1" text:outline-level="1">getElementById</text:h>
      <text:list xml:id="list3268065441" text:style-name="L1">
        <text:list-item>
          <text:p text:style-name="P20">Usar JS dentro da página Web;</text:p>
        </text:list-item>
        <text:list-item>
          <text:p text:style-name="P21">JS fica dentro da tag script no HTML;</text:p>
        </text:list-item>
        <text:list-item>
          <text:p text:style-name="P21">Também podemos por arquivo externo: &lt;script src=”caminho”&gt;&lt;/script&gt;</text:p>
        </text:list-item>
        <text:list-item>
          <text:p text:style-name="P21">O script fica ao final do body uma linha antes dele fechar porque preciso primeiro carregar meu HTML e depois o JS.</text:p>
        </text:list-item>
        <text:list-item>
          <text:p text:style-name="P21">O document guarda a estrutura da página HTML. Digito document no console.</text:p>
        </text:list-item>
        <text:list-item>
          <text:p text:style-name="P21"><text:span text:style-name="T1">d</text:span>ocument.getElementById(“nomeDoId”); → vai retornar o que tem nesse id.</text:p>
        </text:list-item>
        <text:list-item>
          <text:p text:style-name="P21">Se eu colocar um: (“nomeDoId”).InnerHTML; → ele vai mostrar a informação dentro desse id, retornar um texto puro, inclusive se tiver tags.</text:p>
        </text:list-item>
        <text:list-item>
          <text:p text:style-name="P21">Se eu por: InnerText → ignora as tags e passa somente o conteúdo.</text:p>
        </text:list-item>
        <text:list-item>
          <text:p text:style-name="P21">Com essa propriedade getelement eu consigo alterar as propriedades do CSS.</text:p>
        </text:list-item>
      </text:list>
      <text:h text:style-name="Heading_20_2" text:outline-level="2">Acessar elementos <text:span text:style-name="T1">pela classe</text:span></text:h>
      <text:list xml:id="list4099123353" text:style-name="L2">
        <text:list-item>
          <text:p text:style-name="P22">Utilizar classes para acessar elementos: getElementsByClassName(“nomeClasse”);</text:p>
        </text:list-item>
        <text:list-item>
          <text:p text:style-name="P22">Nesse get não existe um innetText porque retorna um array. Podemos usar as posições como num array → [0];</text:p>
        </text:list-item>
      </text:list>
      <text:h text:style-name="Heading_20_2" text:outline-level="2">Acessar pelo nome da tag</text:h>
      <text:list xml:id="list68843214" text:style-name="L3">
        <text:list-item>
          <text:p text:style-name="P23">document.getElementByTagName<text:span text:style-name="T2">(“tag”)</text:span> → retorna uma lista de elementos, nunca um elemento com acesso direto. →<text:span text:style-name="T2"> retorna todos os elementos com aquela tag.</text:span></text:p>
        </text:list-item>
      </text:list>
      <text:h text:style-name="Heading_20_2" text:outline-level="2">Query</text:h>
      <text:list xml:id="list786232084" text:style-name="L4">
        <text:list-item>
          <text:p text:style-name="P24">Selecionar elementos através do JS: retorna apenas um elemento, e o primeiro encontrado.</text:p>
        </text:list-item>
        <text:list-item>
          <text:p text:style-name="P24">Document.querySelector</text:p>
        </text:list-item>
        <text:list-item>
          <text:p text:style-name="P24"><text:soft-page-break/>Especifica regra para selecionar elemento.</text:p>
        </text:list-item>
        <text:list-item>
          <text:p text:style-name="P25">Document.queryselector(“#id ou .class ou tag”)</text:p>
        </text:list-item>
        <text:list-item>
          <text:p text:style-name="P26">Podemos especificar qual elemento queremos usando os seletores de CSS.</text:p>
        </text:list-item>
      </text:list>
      <text:h text:style-name="Heading_20_2" text:outline-level="2">QuerySelectorAll</text:h>
      <text:list xml:id="list4224531667" text:style-name="L5">
        <text:list-item>
          <text:p text:style-name="P27">Retorna lista de elementos com base nos seletores de CSS;</text:p>
        </text:list-item>
        <text:list-item>
          <text:p text:style-name="P27">Retorna um node list.</text:p>
        </text:list-item>
        <text:list-item>
          <text:p text:style-name="P27">Temos que acessar uma posição pra adepois trabalhar sobre ela.</text:p>
        </text:list-item>
      </text:list>
      <text:p text:style-name="P17">Aula ao vivo</text:p>
      <text:p text:style-name="P2">16/11</text:p>
      <text:p text:style-name="P2">Através do DOM as três linguagens se conectam: HTML, CSS e JS. Pega as tags e as transformamos em objeto. <text:span text:style-name="T3">Árvore DOM.</text:span></text:p>
      <text:p text:style-name="P3">Console → digitar window → fica guardado tudo sobre o browser, como versão.</text:p>
      <text:p text:style-name="P3">Acesso as propriedades dando um ponto e nome da propriedade.</text:p>
      <text:p text:style-name="P4">A saída de dados do console log vai para o inspetor &gt; console.</text:p>
      <text:p text:style-name="P5">O arquivo do JS precisa ser chamado após todas as tags já terem sido declaradas.</text:p>
      <text:p text:style-name="P6">Retornar elemento pai → nomeId.nodeparent;</text:p>
      <text:p text:style-name="P6">Retornar filho → nomeId.children; → se for um array podemos acessar os índices → ex: cont2.children[0];</text:p>
      <text:p text:style-name="P7">Seletores: <text:a xlink:type="simple" xlink:href="https://www.w3schools.com/cssref/css_selectors.asp" text:style-name="Internet_20_link" text:visited-style-name="Visited_20_Internet_20_Link">https://www.w3schools.com/cssref/css_selectors.asp</text:a></text:p>
      <text:p text:style-name="P8">Primeiro eu busco a tag, depois uso o ponto e acesso uma propriedade.</text:p>
      <text:p text:style-name="P8">Todas as propriedades do elemento: <text:a xlink:type="simple" xlink:href="https://www.w3schools.com/JSREF/DEFAULT.ASP" text:style-name="Internet_20_link" text:visited-style-name="Visited_20_Internet_20_Link">https://www.w3schools.com/JSREF/DEFAULT.ASP</text:a></text:p>
      <text:p text:style-name="P8">Basta clicar em element nessa página do W3.</text:p>
      <text:p text:style-name="P8">Todas as regras CSS tem seu equivalente em JS.</text:p>
      <text:p text:style-name="P9">Colocar estilo pelo JS não é padrão, mas fazemos isso quando há interação com o usuário.</text:p>
      <text:p text:style-name="P9">Podemos pesquisar a partir de uma tag específica sem o document.</text:p>
      <text:p text:style-name="P10">Inventei uma frase: “o que acontece no console, fica no console.”</text:p>
      <text:p text:style-name="P11">Propriedade para pesquisar classes desse meu elemento: tags[i].classList == ‘estilo1’ → diz que se a tag[i] tem esse classe dentro de suas classes.</text:p>
      <text:h text:style-name="P19" text:outline-level="1">Dia 2: trabalhando com elementos</text:h>
      <text:p text:style-name="P12">17/11</text:p>
      <text:p text:style-name="P12">parentNode → propriedade de leitura para acessar o pai de alguém, não podemos reatribuir valor com ele. → document.queryselector(“#id).parentNode;</text:p>
      <text:p text:style-name="P18">Há, ao todo, as seguintes propriedades:</text:p>
      <text:list xml:id="list1246550729" text:style-name="L6">
        <text:list-item>
          <text:p text:style-name="P73"><text:span text:style-name="Source_20_Text"><text:span text:style-name="T4">parentNode</text:span></text:span><text:span text:style-name="T5"> : retorna o nó pai.</text:span></text:p>
        </text:list-item>
        <text:list-item>
          <text:p text:style-name="P74"><text:span text:style-name="Source_20_Text"><text:span text:style-name="T4">parentElement</text:span></text:span><text:span text:style-name="T5"> : retorna o elemento pai.</text:span></text:p>
        </text:list-item>
        <text:list-item>
          <text:p text:style-name="P74"><text:span text:style-name="Source_20_Text"><text:span text:style-name="T4">childNodes</text:span></text:span><text:span text:style-name="T5"> : retorna um NodeList com todos os nós filhos.</text:span></text:p>
        </text:list-item>
        <text:list-item>
          <text:p text:style-name="P74"><text:span text:style-name="Source_20_Text"><text:span text:style-name="T4">children</text:span></text:span><text:span text:style-name="T5"> : retorna um HTMLCollection com todos os elementos filhos.</text:span></text:p>
        </text:list-item>
        <text:list-item>
          <text:p text:style-name="P74"><text:span text:style-name="Source_20_Text"><text:span text:style-name="T4">firstChild</text:span></text:span><text:span text:style-name="T5"> : retorna o primeiro nó filho.</text:span></text:p>
        </text:list-item>
        <text:list-item>
          <text:p text:style-name="P74"><text:span text:style-name="Source_20_Text"><text:span text:style-name="T4">firstElementChild</text:span></text:span><text:span text:style-name="T5"> : retorna o primeiro elemento filho.</text:span></text:p>
        </text:list-item>
        <text:list-item>
          <text:p text:style-name="P74"><text:span text:style-name="Source_20_Text"><text:span text:style-name="T4">lastChild</text:span></text:span><text:span text:style-name="T5"> : retorna o último nó filho.</text:span></text:p>
        </text:list-item>
        <text:list-item>
          <text:p text:style-name="P74"><text:span text:style-name="Source_20_Text"><text:span text:style-name="T4">lastElementChild</text:span></text:span><text:span text:style-name="T5"> : retorna o último elemento filho.</text:span></text:p>
        </text:list-item>
        <text:list-item>
          <text:p text:style-name="P74"><text:span text:style-name="Source_20_Text"><text:span text:style-name="T4">nextSibling</text:span></text:span><text:span text:style-name="T5"> : retorna o próximo nó.</text:span></text:p>
        </text:list-item>
        <text:list-item>
          <text:p text:style-name="P74"><text:span text:style-name="Source_20_Text"><text:span text:style-name="T4">nextElementSibling</text:span></text:span><text:span text:style-name="T5"> : retorna o próximo elemento.</text:span></text:p>
        </text:list-item>
        <text:list-item>
          <text:p text:style-name="P74"><text:span text:style-name="Source_20_Text"><text:span text:style-name="T4">previousSibling</text:span></text:span><text:span text:style-name="T5"> : retorna o nó anterior.</text:span></text:p>
        </text:list-item>
        <text:list-item>
          <text:p text:style-name="P74"><text:span text:style-name="Source_20_Text"><text:span text:style-name="T4">previousElementSibling</text:span></text:span><text:span text:style-name="T5"> : retorna o elemento anterior.</text:span></text:p>
        </text:list-item>
      </text:list>
      <text:h text:style-name="Heading_20_2" text:outline-level="2">Criar elementos</text:h>
      <text:p text:style-name="P13">CreatElement()</text:p>
      <text:list xml:id="list1886007252" text:style-name="L7">
        <text:list-item>
          <text:p text:style-name="P28">Criar o elemento e adicionar com a função: appendChild();</text:p>
        </text:list-item>
        <text:list-item>
          <text:p text:style-name="P29">criar elemento dentro de uma variável: let ingredientListItens = document.creatElement(‘li’);</text:p>
        </text:list-item>
        <text:list-item>
          <text:p text:style-name="P29">Colocar algo dentro dele: ingredientListItens.innerText = ingrediente (uma variável);</text:p>
        </text:list-item>
        <text:list-item>
          <text:p text:style-name="P30">Adicionar classe: <text:span text:style-name="T6"><text:s/>ingredientListItens.</text:span>className = ‘nome’;</text:p>
        </text:list-item>
        <text:list-item>
          <text:p text:style-name="P29">Até aqui só aparece no console.</text:p>
        </text:list-item>
        <text:list-item>
          <text:p text:style-name="P29">Adicionar no HTML: elemento onde vou incrementar.appendChild(ingredientListItens);</text:p>
        </text:list-item>
        <text:list-item>
          <text:p text:style-name="P29">Criar os elementos é útil para uma página dinâmica.</text:p>
        </text:list-item>
      </text:list>
      <text:h text:style-name="Heading_20_2" text:outline-level="2">Remover elementos</text:h>
      <text:p text:style-name="P14">Recuperar itens de uma lista: criar variável para percorrer todos os elementos com uma classe com o queryselectorall.</text:p>
      <text:list xml:id="list2238156846" text:style-name="L8">
        <text:list-item>
          <text:p text:style-name="P31"><text:soft-page-break/>if(element.innerText.includes(‘palavraQueProcuro’){ingredientList.removeChild(elementQueQueroExcluir);}</text:p>
        </text:list-item>
      </text:list>
      <text:h text:style-name="P19" text:outline-level="1">Aula ao vivo</text:h>
      <text:list xml:id="list1954425987" text:style-name="L9">
        <text:list-item>
          <text:p text:style-name="P32">Podemos chamar um elemento direto pelo id, em vez de colocar document.algo. Colocaria id.algo.</text:p>
        </text:list-item>
        <text:list-item>
          <text:p text:style-name="P32">Podemos adicionar classe por meio de className, também podemos adicionar id por meio de <text:span text:style-name="T7">nomeDoElemento.</text:span>id = ‘nome’.</text:p>
        </text:list-item>
        <text:list-item>
          <text:p text:style-name="P33">Para mostrar as propriedades do elementos usar: console.dir() em vez do console.log(). Dentro desse dir fica todas as propriedades depois do ponto que posso usar no elemento.</text:p>
        </text:list-item>
        <text:list-item>
          <text:p text:style-name="P33">O className tira todas as classes do elemento e substitui com as que vou colocar. Posso colocar várias de uma vez: <text:span text:style-name="T8">element.</text:span>className <text:span text:style-name="T8">= </text:span>“red circle”;</text:p>
        </text:list-item>
        <text:list-item>
          <text:p text:style-name="P34">Se uso nome.classList → aparece um array de todas as classes no elemento.</text:p>
        </text:list-item>
        <text:list-item>
          <text:p text:style-name="P35">Adicionar uma classe por vez: nome.classList.add(‘classe’); → Dessa forma só aceita um por vez. <text:span text:style-name="T9">O add mantém o que tem e adiciona mais coisas.</text:span></text:p>
        </text:list-item>
        <text:list-item>
          <text:p text:style-name="P36">Podemos remover classes: nome.classList.remove(‘classe’);</text:p>
        </text:list-item>
        <text:list-item>
          <text:p text:style-name="P37">O appendChild coloca o elemento e o removeChild() tira o elemento.</text:p>
        </text:list-item>
        <text:list-item>
          <text:p text:style-name="P38">Converter array em string → join(“,”);</text:p>
        </text:list-item>
      </text:list>
      <text:h text:style-name="P19" text:outline-level="1">Dia 3: eventos</text:h>
      <text:p text:style-name="P15">18/11/2021</text:p>
      <text:p text:style-name="P15">Eventos: o que dá dinamismo à página e é disparado paela ação do usuário ou pelo próprio navegador.</text:p>
      <text:list xml:id="list391361908" text:style-name="L10">
        <text:list-item>
          <text:p text:style-name="P39">Página carregada totalmente, ação do usuário. Window.onload = pageCarregada; →<text:span text:style-name="T10"> pageCarregada chama a função com esse nome e devemos declará-la.</text:span></text:p>
        </text:list-item>
        <text:list-item>
          <text:p text:style-name="P40">Event listener: onload → browser avisa que a página foi carregada.</text:p>
        </text:list-item>
        <text:list-item>
          <text:p text:style-name="P40">alert(“mensagem”) → abre caixinha com mensagem para o usuário.</text:p>
        </text:list-item>
        <text:list-item>
          <text:p text:style-name="P41">Onclick → espera por um evento de clique em um elemento, que pode ser o button.</text:p>
        </text:list-item>
        <text:list-item>
          <text:p text:style-name="P42">Eventos inline (aquele adicionados diretamente no HTML) é uma má prática porque para modificar preciso voltar no HTML.</text:p>
        </text:list-item>
        <text:list-item>
          <text:p text:style-name="P42">Para usar o listenar no próprio JS: addEventListener.</text:p>
        </text:list-item>
        <text:list-item>
          <text:p text:style-name="P42">Parâmetros do addEventListener → <text:span text:style-name="T11">os eventos (</text:span>click, change, mouseover<text:span text:style-name="T11">)</text:span> ou a própria função que será executada.</text:p>
        </text:list-item>
        <text:list-item>
          <text:p text:style-name="P43">addEventListener(tipoEvento, função); → permite criar dentro do próprio JS;</text:p>
        </text:list-item>
      </text:list>
      <text:h text:style-name="Heading_20_2" text:outline-level="2">Utilizando o add</text:h>
      <text:list xml:id="list1882683656" text:style-name="L11">
        <text:list-item>
          <text:p text:style-name="P44">Armazenar numa variável o elemento que eu quero que acione a função.</text:p>
        </text:list-item>
        <text:list-item>
          <text:p text:style-name="P44">Na variável dou um ponto e addEventListener(“click”, funcaoChamada); → click é o nome do evento, existem vários nomes possíveis: <text:span text:style-name="T12">mouseover, mouseleave, keyup, </text:span><text:span text:style-name="T13">change.</text:span></text:p>
        </text:list-item>
        <text:list-item>
          <text:p text:style-name="P44">Saber o tipo de evento: nome.type;</text:p>
        </text:list-item>
        <text:list-item>
          <text:p text:style-name="P44">Saber qual é o elemento clicado como se eu tivesse guardando ele: .target;</text:p>
        </text:list-item>
        <text:list-item>
          <text:p text:style-name="P45">Todos os elementos podem receber eventos.</text:p>
        </text:list-item>
      </text:list>
      <text:p text:style-name="P16">Events do DOM: <text:a xlink:type="simple" xlink:href="https://www.w3schools.com/jsref/dom_obj_event.asp" text:style-name="Internet_20_link" text:visited-style-name="Visited_20_Internet_20_Link">https://www.w3schools.com/jsref/dom_obj_event.asp</text:a></text:p>
      <text:p text:style-name="P16">Diferença entre change e keyup: <text:a xlink:type="simple" xlink:href="https://codepen.io/johnatas-henrique/pen/jOEQQvZ" text:style-name="Internet_20_link" text:visited-style-name="Visited_20_Internet_20_Link">https://codepen.io/johnatas-henrique/pen/jOEQQvZ</text:a></text:p>
      <text:p text:style-name="P16"/>
      <text:h text:style-name="P19" text:outline-level="1">Aula ao vivo</text:h>
      <text:list xml:id="list1089088623" text:style-name="L12">
        <text:list-item>
          <text:p text:style-name="P46">Tag button: &lt;button&gt;Texto do button&lt;/button&gt; → formatada de fábrica;</text:p>
        </text:list-item>
        <text:list-item>
          <text:p text:style-name="P47">Estrutura do evento: onde ele existe + . + addEventListener(tipo, função);</text:p>
        </text:list-item>
        <text:list-item>
          <text:p text:style-name="P47">Os parâmtros sempre vêm como string.</text:p>
        </text:list-item>
        <text:list-item>
          <text:p text:style-name="P47">Tipos: load → indica que a página carregou: window.addEventListener(‘load’, fullPageLoader) → fullPageLoader é a função que estamos chamando, não precisa por o () porque o add já faz isso.</text:p>
        </text:list-item>
        <text:list-item>
          <text:p text:style-name="P47">Poderia ser: window.onload = function(){}</text:p>
        </text:list-item>
        <text:list-item>
          <text:p text:style-name="P47">Ou ainda: window.onload = nomeFunction; Depois chama function.</text:p>
        </text:list-item>
        <text:list-item>
          <text:p text:style-name="P48">Verificar se o DOM foi carregado: document.addEventListener(‘DOMContentloaded’, onDOM);</text:p>
        </text:list-item>
        <text:list-item>
          <text:p text:style-name="P48">function onDOM(event){}</text:p>
        </text:list-item>
        <text:list-item>
          <text:p text:style-name="P48">O addEvent tem por padrão no parametro da função chamada o event, não importa o que colocamos, sempre retorna o event. Podemos ter informações sobre esse event colocando um console.log(event).</text:p>
        </text:list-item>
        <text:list-item>
          <text:p text:style-name="P49">Evento de clique para qualquer elemento: element.addEventListener(‘click’, onClicked);</text:p>
        </text:list-item>
        <text:list-item>
          <text:p text:style-name="P49">function onClicked(){}</text:p>
        </text:list-item>
      </text:list>
      <text:h text:style-name="Heading_20_2" text:outline-level="2">Gerar números aleatórios</text:h>
      <text:list xml:id="list199957384" text:style-name="L13">
        <text:list-item>
          <text:p text:style-name="P50">Math.random() → gera número randómico.</text:p>
        </text:list-item>
        <text:list-item>
          <text:p text:style-name="P51">Qualquer valor: Math.random() * n;</text:p>
        </text:list-item>
        <text:list-item>
          <text:p text:style-name="P51">Arredondar: Math.round(Math.random()*5);</text:p>
        </text:list-item>
        <text:list-item>
          <text:p text:style-name="P52">Converter string em number: parseInt(); → tira qualquer letra e deixa somente o number;</text:p>
        </text:list-item>
        <text:list-item>
          <text:p text:style-name="P53">Largura da janela do browser: window.innerWidth; <text:span text:style-name="T14">ou outerWidth </text:span><text:span text:style-name="T15">(esse pega tudo até a barra de rolagem)</text:span><text:span text:style-name="T14">;</text:span></text:p>
        </text:list-item>
      </text:list>
      <text:h text:style-name="Heading_20_2" text:outline-level="2">Acessar o css</text:h>
      <text:list xml:id="list2386152285" text:style-name="L14">
        <text:list-item>
          <text:p text:style-name="P54">Para acessar qualquer propriedade css é preciso .style;</text:p>
        </text:list-item>
        <text:list-item>
          <text:p text:style-name="P55">Mover para esquerda: element.style.marginLeft = ‘300px’;</text:p>
        </text:list-item>
        <text:list-item>
          <text:p text:style-name="P56">Primeiro colocamos todos os elementos que vamos usar em variáveis;</text:p>
        </text:list-item>
      </text:list>
      <text:p text:style-name="P57"/>
      <text:h text:style-name="Heading_20_1" text:outline-level="1"><text:soft-page-break/>Web storage</text:h>
      <text:p text:style-name="P58">19/11/2021</text:p>
      <text:h text:style-name="Heading_20_2" text:outline-level="2">Cookies</text:h>
      <text:list xml:id="list296942281" text:style-name="L15">
        <text:list-item>
          <text:p text:style-name="P59">Propriedade: socument.cookies</text:p>
        </text:list-item>
        <text:list-item>
          <text:p text:style-name="P59">Os cookies são informações guardadas em forma de texto pelo navegador.</text:p>
        </text:list-item>
        <text:list-item>
          <text:p text:style-name="P59">Trabalha com nome e valor;</text:p>
        </text:list-item>
        <text:list-item>
          <text:p text:style-name="P59">document.cookie = ‘email=marcelle@.com”</text:p>
        </text:list-item>
        <text:list-item>
          <text:p text:style-name="P59">O cookie é apagado ao fechar o navegador. Para deixar salvo precisamos por uma data: document.cookie = "email=isabella@email.com; expires=Thu, 17 Dec 2020 12:00:00 UTC";</text:p>
        </text:list-item>
        <text:list-item>
          <text:p text:style-name="P59">Podemos dizer a qual caminho o cookie pertence, e por padrão é à página atual: document.cookie = "email=isabella@email.com; expires=Thu, 17 Dec 2020 12:00:00 UTC; path=/";</text:p>
        </text:list-item>
        <text:list-item>
          <text:p text:style-name="P60">Posso armazenar o document.cookie numa variável e mostrar no console para ver o par chave valor desse cookie;</text:p>
        </text:list-item>
        <text:list-item>
          <text:p text:style-name="P60">Podemos reatribuir o cookie apenas escrevendo como se tivesse criando um cookie novo.</text:p>
        </text:list-item>
        <text:list-item>
          <text:p text:style-name="P60">Para deletar podemos passar uma data expirada: document.cookie = "email=; expires=Tue, 01 Dec 2020 12:00:00 UTC;"</text:p>
        </text:list-item>
      </text:list>
      <text:h text:style-name="Heading_20_2" text:outline-level="2">Local e session storage</text:h>
      <text:list xml:id="list878658762" text:style-name="L16">
        <text:list-item>
          <text:p text:style-name="P61">LocalStorage deixa os dados salvo mesmo fechando o navegador.</text:p>
        </text:list-item>
        <text:list-item>
          <text:p text:style-name="P62">SessionStorage: apaga os dados assim que fecha a aba.</text:p>
        </text:list-item>
      </text:list>
      <text:h text:style-name="P19" text:outline-level="1">Aula ao vivo</text:h>
      <text:p text:style-name="P63">19/11</text:p>
      <text:p text:style-name="P64">Cookie: pode salvar no servidor ou na máquina do usuário. <text:span text:style-name="T16">Capacidade de 4 kb, acessa todas as janelas abertas pelo usuário. Não expira, fica para sempre se o usuário não limpar manualmente. </text:span><text:span text:style-name="T17">O cookie é uma string </text:span><text:span text:style-name="T18">gigante, tudo fica em só uma string.</text:span></text:p>
      <text:p text:style-name="P65">LocalStorage: armazena de 5 a 10 Mbs. Guarda em JSON, que é um objeto de JS simplificado, aquele que abre e fecha chaves. <text:span text:style-name="T19">Acessa todas as janelas e nunca expira. </text:span><text:span text:style-name="T20">Armazena apenas no navegador do usuário.</text:span></text:p>
      <text:p text:style-name="P66">SessionStorage: armazena 5 MB, acessa apenas na aba. Expira assim que a aba fecha. Cada aba é uma sessão nova.</text:p>
      <text:p text:style-name="P67">Converter para JSON → JSON.<text:span text:style-name="T21">stringify</text:span>(objeto) → transforma objeto em json para guardar dados na máquina do usuário.</text:p>
      <text:p text:style-name="P68">Transformar o JSON para string → JSON.parse(objeto em json);</text:p>
      <text:p text:style-name="P69">JSON não pode ter método (função), ele só pode ter atributos.</text:p>
      <text:p text:style-name="P70">Os dados ficam salvos em formato de arquivo dentro da própria máquina.</text:p>
      <text:p text:style-name="P71">Deletar do localStorage → localStorage.removeItem(‘nome’);</text:p>
      <text:p text:style-name="P72">Adicionar item: setItem()</text:p>
      <text:p text:style-name="P72">Pegar o item: getItem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0" meta:paragraph-count="152" meta:word-count="1570" meta:character-count="10052" meta:non-whitespace-character-count="8725"/>
  </office:meta>
</office:document-meta>
</file>